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37cb0"/>
    </style:style>
    <style:style style:name="P2" style:family="paragraph" style:parent-style-name="Standard">
      <style:text-properties fo:font-size="11pt" officeooo:paragraph-rsid="00137cb0" style:font-size-asian="11pt" style:font-size-complex="11pt"/>
    </style:style>
    <style:style style:name="P3" style:family="paragraph" style:parent-style-name="Standard">
      <style:paragraph-properties fo:text-align="justify" style:justify-single-word="false"/>
      <style:text-properties fo:font-size="11pt" officeooo:paragraph-rsid="00137cb0" style:font-size-asian="11pt" style:font-size-complex="11pt"/>
    </style:style>
    <style:style style:name="P4" style:family="paragraph" style:parent-style-name="Standard">
      <style:text-properties fo:font-size="11pt" fo:font-weight="normal" officeooo:paragraph-rsid="00137cb0" style:font-size-asian="11pt" style:font-weight-asian="normal" style:font-size-complex="11pt" style:font-weight-complex="normal"/>
    </style:style>
    <style:style style:name="P5" style:family="paragraph" style:parent-style-name="Standard">
      <style:text-properties fo:font-size="11pt" fo:font-weight="normal" officeooo:rsid="00137cb0" officeooo:paragraph-rsid="00137cb0"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fo:font-size="11pt" fo:font-weight="normal" officeooo:rsid="00137cb0" officeooo:paragraph-rsid="00137cb0"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fo:font-size="11pt" fo:font-weight="normal" officeooo:rsid="00137cb0" officeooo:paragraph-rsid="00137cb0" fo:background-color="transparent"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fo:font-size="11pt" fo:font-weight="normal" officeooo:rsid="0012f381" officeooo:paragraph-rsid="00137cb0" fo:background-color="transparent"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fo:font-size="11pt" fo:font-weight="bold" officeooo:rsid="00137cb0" officeooo:paragraph-rsid="00137cb0" fo:background-color="transparent" style:font-size-asian="11pt" style:font-weight-asian="bold" style:font-size-complex="11pt" style:font-weight-complex="bold"/>
    </style:style>
    <style:style style:name="P10" style:family="paragraph" style:parent-style-name="Standard">
      <style:text-properties fo:font-size="13pt" officeooo:paragraph-rsid="00137cb0" style:font-size-asian="13pt" style:font-size-complex="13pt"/>
    </style:style>
    <style:style style:name="T1" style:family="text">
      <style:text-properties style:font-name="Arial" fo:font-size="11pt" fo:language="en" fo:country="US" fo:font-weight="bold" style:font-size-asian="11pt" style:font-weight-asian="bold" style:font-name-complex="Arial1"/>
    </style:style>
    <style:style style:name="T2" style:family="text">
      <style:text-properties style:font-name="Arial" fo:font-size="11pt" fo:language="en" fo:country="US" fo:font-weight="bold" style:font-size-asian="11pt" style:font-weight-asian="bold" style:font-name-complex="Arial1" style:font-weight-complex="bold"/>
    </style:style>
    <style:style style:name="T3" style:family="text">
      <style:text-properties style:font-name="Arial" fo:font-size="11pt" fo:language="en" fo:country="US" style:font-size-asian="11pt" style:font-name-complex="Arial1"/>
    </style:style>
    <style:style style:name="T4" style:family="text">
      <style:text-properties style:font-name="Arial" fo:font-size="11pt" fo:language="en" fo:country="US" style:font-size-asian="11pt" style:font-name-complex="Arial1" fo:background-color="#ffff00"/>
    </style:style>
    <style:style style:name="T5" style:family="text">
      <style:text-properties style:font-name="Arial" fo:font-size="11pt" fo:language="en" fo:country="US" officeooo:rsid="00118551" style:font-size-asian="11pt" style:font-name-complex="Arial1"/>
    </style:style>
    <style:style style:name="T6" style:family="text">
      <style:text-properties style:font-name="Arial" fo:font-size="11pt" fo:language="en" fo:country="US" officeooo:rsid="0019204a" style:font-size-asian="11pt" style:font-name-complex="Arial1"/>
    </style:style>
    <style:style style:name="T7" style:family="text">
      <style:text-properties style:font-name="Arial" fo:font-size="11pt" fo:language="en" fo:country="US" officeooo:rsid="0012f381" style:font-size-asian="11pt" style:font-name-complex="Arial1"/>
    </style:style>
    <style:style style:name="T8" style:family="text">
      <style:text-properties style:font-name="Arial" fo:font-size="11pt" fo:language="en" fo:country="US" officeooo:rsid="0014892a" style:font-size-asian="11pt" style:font-name-complex="Arial1"/>
    </style:style>
    <style:style style:name="T9" style:family="text">
      <style:text-properties style:font-name="Arial" fo:font-size="11pt" fo:language="en" fo:country="US" officeooo:rsid="00158266" style:font-size-asian="11pt" style:font-name-complex="Arial1"/>
    </style:style>
    <style:style style:name="T10" style:family="text">
      <style:text-properties style:font-name="Arial" fo:font-size="11pt" fo:language="en" fo:country="US" officeooo:rsid="0017a2fd" style:font-size-asian="11pt" style:font-name-complex="Arial1"/>
    </style:style>
    <style:style style:name="T11" style:family="text">
      <style:text-properties style:font-name="Arial" fo:font-size="11pt" fo:language="en" fo:country="US" officeooo:rsid="00137cb0" style:font-size-asian="11pt" style:font-name-complex="Arial1"/>
    </style:style>
    <style:style style:name="T12" style:family="text">
      <style:text-properties style:font-name="Arial" fo:font-size="11pt" fo:language="en" fo:country="US" style:font-size-asian="11pt" style:font-name-complex="Arial1" style:font-size-complex="11pt"/>
    </style:style>
    <style:style style:name="T13" style:family="text">
      <style:text-properties style:font-name="Arial" fo:font-size="11pt" fo:language="en" fo:country="US" officeooo:rsid="00137cb0" style:font-size-asian="11pt" style:font-name-complex="Arial1" style:font-size-complex="11pt"/>
    </style:style>
    <style:style style:name="T14" style:family="text">
      <style:text-properties style:font-name="Arial" fo:font-size="11pt" fo:language="en" fo:country="US" officeooo:rsid="00100fca" style:font-size-asian="11pt" style:font-name-complex="Arial1" style:font-size-complex="11pt"/>
    </style:style>
    <style:style style:name="T15" style:family="text">
      <style:text-properties style:font-name="Arial" fo:font-size="11pt" fo:language="en" fo:country="US" officeooo:rsid="00119d50" style:font-size-asian="11pt" style:font-name-complex="Arial1" style:font-size-complex="11pt"/>
    </style:style>
    <style:style style:name="T16" style:family="text">
      <style:text-properties style:font-name="Arial" fo:font-size="11pt" fo:language="en" fo:country="US" officeooo:rsid="001660d4" style:font-size-asian="11pt" style:font-name-complex="Arial1" style:font-size-complex="11pt"/>
    </style:style>
    <style:style style:name="T17" style:family="text">
      <style:text-properties style:font-name="Arial" fo:font-size="11pt" fo:language="en" fo:country="US" officeooo:rsid="001535a7" style:font-size-asian="11pt" style:font-name-complex="Arial1" style:font-size-complex="11pt"/>
    </style:style>
    <style:style style:name="T18" style:family="text">
      <style:text-properties style:font-name="Arial" fo:font-size="11pt" fo:language="en" fo:country="US" officeooo:rsid="001404e5" style:font-size-asian="11pt" style:font-name-complex="Arial1" style:font-size-complex="11pt"/>
    </style:style>
    <style:style style:name="T19" style:family="text">
      <style:text-properties style:font-name="Arial" fo:font-size="11pt" fo:language="en" fo:country="US" officeooo:rsid="0012abc6" style:font-size-asian="11pt" style:font-name-complex="Arial1" style:font-size-complex="11pt"/>
    </style:style>
    <style:style style:name="T20" style:family="text">
      <style:text-properties style:font-name="Arial" fo:font-size="11pt" fo:language="en" fo:country="US" officeooo:rsid="00182332" style:font-size-asian="11pt" style:font-name-complex="Arial1" style:font-size-complex="11pt"/>
    </style:style>
    <style:style style:name="T21" style:family="text">
      <style:text-properties style:font-name="Arial" fo:font-size="11pt" fo:language="en" fo:country="US" fo:font-weight="normal" officeooo:rsid="00137cb0" fo:background-color="transparent" loext:char-shading-value="0" style:font-size-asian="11pt" style:font-weight-asian="normal" style:font-name-complex="Arial1" style:font-weight-complex="normal"/>
    </style:style>
    <style:style style:name="T22" style:family="text">
      <style:text-properties style:font-name="Arial" fo:language="en" fo:country="US" style:font-name-complex="Arial1"/>
    </style:style>
    <style:style style:name="T23" style:family="text">
      <style:text-properties style:font-name="Arial" fo:language="en" fo:country="US" officeooo:rsid="00137cb0" style:font-name-complex="Arial1"/>
    </style:style>
    <style:style style:name="T24" style:family="text">
      <style:text-properties style:font-name="Arial" fo:language="en" fo:country="US" officeooo:rsid="00100fca" style:font-name-complex="Arial1"/>
    </style:style>
    <style:style style:name="T25" style:family="text">
      <style:text-properties style:font-name="Arial" fo:language="en" fo:country="US" officeooo:rsid="00119d50" style:font-name-complex="Arial1"/>
    </style:style>
    <style:style style:name="T26" style:family="text">
      <style:text-properties style:font-name="Arial" fo:language="en" fo:country="US" officeooo:rsid="001660d4" style:font-name-complex="Arial1"/>
    </style:style>
    <style:style style:name="T27" style:family="text">
      <style:text-properties style:font-name="Arial" fo:language="en" fo:country="US" officeooo:rsid="001535a7" style:font-name-complex="Arial1"/>
    </style:style>
    <style:style style:name="T28" style:family="text">
      <style:text-properties style:font-name="Arial" fo:language="en" fo:country="US" officeooo:rsid="001404e5" style:font-name-complex="Arial1"/>
    </style:style>
    <style:style style:name="T29" style:family="text">
      <style:text-properties style:font-name="Arial" fo:language="en" fo:country="US" officeooo:rsid="0012abc6" style:font-name-complex="Arial1"/>
    </style:style>
    <style:style style:name="T30" style:family="text">
      <style:text-properties style:font-name="Arial" fo:language="en" fo:country="US" officeooo:rsid="001bb389" style:font-name-complex="Arial1"/>
    </style:style>
    <style:style style:name="T31" style:family="text">
      <style:text-properties style:font-name="Arial" fo:language="en" fo:country="US" officeooo:rsid="00182332" style:font-name-complex="Arial1"/>
    </style:style>
    <style:style style:name="T32" style:family="text">
      <style:text-properties style:font-name="Arial" fo:language="en" fo:country="US" officeooo:rsid="00118551" style:font-name-complex="Arial1"/>
    </style:style>
    <style:style style:name="T33" style:family="text">
      <style:text-properties style:font-name="Arial" fo:language="en" fo:country="US" officeooo:rsid="0019204a" style:font-name-complex="Arial1"/>
    </style:style>
    <style:style style:name="T34" style:family="text">
      <style:text-properties style:font-name="Arial" fo:language="en" fo:country="US" officeooo:rsid="0012f381" style:font-name-complex="Arial1"/>
    </style:style>
    <style:style style:name="T35" style:family="text">
      <style:text-properties style:font-name="Arial" fo:language="en" fo:country="US" officeooo:rsid="0014892a" style:font-name-complex="Arial1"/>
    </style:style>
    <style:style style:name="T36" style:family="text">
      <style:text-properties style:font-name="Arial" fo:language="en" fo:country="US" officeooo:rsid="00158266" style:font-name-complex="Arial1"/>
    </style:style>
    <style:style style:name="T37" style:family="text">
      <style:text-properties style:font-name="Arial" fo:language="en" fo:country="US" fo:font-weight="bold" style:font-weight-asian="bold" style:font-name-complex="Arial1"/>
    </style:style>
    <style:style style:name="T38" style:family="text">
      <style:text-properties style:font-name="Arial" fo:language="en" fo:country="US" fo:font-weight="bold" style:font-weight-asian="bold" style:font-name-complex="Arial1" style:font-weight-complex="bold"/>
    </style:style>
    <style:style style:name="T39" style:family="text">
      <style:text-properties style:text-position="super 58%" style:font-name="Arial" fo:font-size="11pt" fo:language="en" fo:country="US" style:font-size-asian="11pt" style:font-name-complex="Arial1"/>
    </style:style>
    <style:style style:name="T40" style:family="text">
      <style:text-properties style:text-position="super 58%" style:font-name="Arial" fo:font-size="11pt" fo:language="en" fo:country="US" officeooo:rsid="00137cb0" style:font-size-asian="11pt" style:font-name-complex="Arial1" style:font-size-complex="11pt"/>
    </style:style>
    <style:style style:name="T41" style:family="text">
      <style:text-properties style:text-position="super 58%" style:font-name="Arial" fo:language="en" fo:country="US" style:font-name-complex="Arial1"/>
    </style:style>
    <style:style style:name="T42" style:family="text">
      <style:text-properties style:text-position="super 58%" style:font-name="Arial" fo:language="en" fo:country="US" officeooo:rsid="00137cb0" style:font-name-complex="Arial1"/>
    </style:style>
    <style:style style:name="T43" style:family="text">
      <style:text-properties officeooo:rsid="00137cb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37">The impact of COVID passport mandates on the number of cases of and hospitalizations with COVID-19 in the UK: a difference-in-differences analysis</text:span></text:p>
      <text:p text:style-name="P2"><text:span text:style-name="T37"/></text:p>
      <text:p text:style-name="P4"><text:span text:style-name="T22">Kim Lopez-Guell</text:span><text:span text:style-name="T41">1</text:span><text:span text:style-name="T22">, Albert Prats-Uribe</text:span><text:span text:style-name="T41">2</text:span><text:span text:style-name="T22">, Daniel Prieto-Alhambra</text:span><text:span text:style-name="T41">2</text:span></text:p>
      <text:p text:style-name="P2"><text:span text:style-name="T37"/></text:p>
      <text:p text:style-name="P5"><text:span text:style-name="T41">1 </text:span><text:span text:style-name="T22">University of Oxford</text:span></text:p>
      <text:p text:style-name="P5"><text:span text:style-name="T41">2 </text:span><text:span text:style-name="T22">Centre for Statistics in Medicine, NDORMS, University of Oxford</text:span></text:p>
      <text:p text:style-name="P5"><text:span text:style-name="T22"/></text:p>
      <text:p text:style-name="P5"><text:span text:style-name="T22">Number of characters (incl. Title): max 2350</text:span></text:p>
      <text:p text:style-name="P5"/>
      <text:p text:style-name="P5"><text:span text:style-name="T38">Background</text:span><text:span text:style-name="T22">:</text:span></text:p>
      <text:p text:style-name="P6"><text:span text:style-name="T22">There is evidence that COVID passport mandates can, under certain circumstances, result in an increase in the uptake of SARS-CoV-2 vaccination. However, evidence is lacking on their impact on COVID-19 cases and related hospitalization.</text:span></text:p>
      <text:p text:style-name="P6"><text:span text:style-name="T22"/></text:p>
      <text:p text:style-name="P3"><text:span text:style-name="T37">Objectives:</text:span></text:p>
      <text:p text:style-name="P6"><text:span text:style-name="T22">We aimed to measure the impact of COVID passport mandates on the incidence of detected SARS-CoV-2 infections and hospitalizations with COVID-19 in the UK during the Autumn of 2021. </text:span></text:p>
      <text:p text:style-name="P6"><text:span text:style-name="T22"/></text:p>
      <text:p text:style-name="P3"><text:span text:style-name="T37">Methods:</text:span></text:p>
      <text:p text:style-name="P1"><text:span text:style-name="T12">Official data on COVID-19 cases and admissions over </text:span><text:span text:style-name="T13">Autumn 2021</text:span><text:span text:style-name="T12"> were obtained from the UK COVID-19 dashboard </text:span><text:span text:style-name="T14">(</text:span><text:a xlink:type="simple" xlink:href="https://coronavirus.data.gov.uk/" text:style-name="Internet_20_link" text:visited-style-name="Visited_20_Internet_20_Link">https://coronavirus.data.gov.uk/</text:a><text:span text:style-name="T13">)</text:span><text:span text:style-name="T12">, stratified by country.</text:span></text:p>
      <text:p text:style-name="P3"><text:span text:style-name="T22">Incidence rates per 100,000 were estimated using official denominators (Office of National Statistics). Rates from Northern Ireland, Scotland, and Wales were considered as three separate interventions, with different dates as per official date of mandate publication/s. Data from England was used as the counterfactual, as no passport mandates were imposed until late December.</text:span></text:p>
      <text:p text:style-name="P1"><text:span text:style-name="T15">The </text:span><text:span text:style-name="T16">first</text:span><text:span text:style-name="T15"> analysis was performed </text:span><text:span text:style-name="T17">on the 7-day smoothed data</text:span><text:span text:style-name="T15"> using Negative Binomial Segmented Regression </text:span><text:span text:style-name="T18">(NBSR).</text:span><text:span text:style-name="T19"> </text:span><text:span text:style-name="T18">ARIMA models were also fit </text:span><text:span text:style-name="T13">to control</text:span><text:span text:style-name="T18"> for potential association of the observations. </text:span><text:span text:style-name="T13">England</text:span><text:span text:style-name="T19"> data </text:span><text:span text:style-name="T18">was</text:span><text:span text:style-name="T19"> used as a counterfactual for Difference in differences </text:span><text:span text:style-name="T20">(DID) </text:span><text:span text:style-name="T19">models.</text:span></text:p>
      <text:p text:style-name="P3"><text:span text:style-name="T29"/></text:p>
      <text:p text:style-name="P9"><text:span text:style-name="T22">Results:</text:span></text:p>
      <text:p text:style-name="P7"><text:span text:style-name="T32">Covid Passport</text:span><text:span text:style-name="T33">s</text:span><text:span text:style-name="T32"> led to a decrease in the incidence of cases and hospital admissions in Northern Ireland, </text:span><text:span text:style-name="T34">as well as in Wales during the second half of November. The same </text:span><text:span text:style-name="T33">was seen</text:span><text:span text:style-name="T34"> for hospital admissions in Wales and Scotland during October. In Wales the incidence rate of cases </text:span><text:span text:style-name="T35">in October</text:span><text:span text:style-name="T34"> already had a decreasing tendency, as well as in England, </text:span><text:span text:style-name="T36">hence a</text:span><text:span text:style-name="T34"> </text:span><text:span text:style-name="T36">particular</text:span><text:span text:style-name="T34"> impact of Covid Passport </text:span><text:span text:style-name="T33">was less obvious</text:span><text:span text:style-name="T34">. </text:span><text:span text:style-name="T33">Method assumptions for the Difference-in-Differences analysis did not hold for Scotland. A</text:span><text:span text:style-name="T34">dditional NBSR and ARIMA models suggest similar results. </text:span></text:p>
      <text:p text:style-name="P7"><text:span text:style-name="T22"/></text:p>
      <text:p text:style-name="P7"><text:span text:style-name="T38">Conclusions</text:span><text:span text:style-name="T22">:</text:span></text:p>
      <text:p text:style-name="P8"><text:span text:style-name="T22">Mandatory Covid Passport</text:span><text:span text:style-name="T33">s</text:span><text:span text:style-name="T22"> reduce</text:span><text:span text:style-name="T33">d COVID-19 transmission</text:span><text:span text:style-name="T22"> and hospital</text:span><text:span text:style-name="T33">i</text:span><text:span text:style-name="T23">z</text:span><text:span text:style-name="T33">ations when Delta predominated in the UK, but lost efficacy when Omicron became the most common variant</text:span><text:span text:style-name="T22">.</text:span></text:p>
      <text:p text:style-name="P7"><text:span text:style-name="T22"/></text:p>
      <text:p text:style-name="P7"><text:span text:style-name="T2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5T19:57:23.898544186</meta:creation-date>
    <dc:date>2022-02-05T20:17:38.207674460</dc:date>
    <meta:editing-duration>PT20M14S</meta:editing-duration>
    <meta:editing-cycles>1</meta:editing-cycles>
    <meta:generator>LibreOffice/6.4.7.2$Linux_X86_64 LibreOffice_project/40$Build-2</meta:generator>
    <meta:document-statistic meta:table-count="0" meta:image-count="0" meta:object-count="0" meta:page-count="1" meta:paragraph-count="17" meta:word-count="346" meta:character-count="2362" meta:non-whitespace-character-count="2031"/>
  </office:meta>
</office:document-meta>
</file>